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 table:number-columns-spanned="3" table:number-rows-spanned="1">
            <text:p>Expected Output</text:p>
          </table:table-cell>
          <table:covered-table-cell table:number-columns-repeated="2" table:style-name="ce2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Test Case</text:p>
          </table:table-cell>
          <table:table-cell table:style-name="ce1" office:value-type="string" calcext:value-type="string">
            <text:p>Current Balance</text:p>
          </table:table-cell>
          <table:table-cell table:style-name="ce1" office:value-type="string" calcext:value-type="string">
            <text:p>Interest Paid</text:p>
          </table:table-cell>
          <table:table-cell table:style-name="ce1" office:value-type="string" calcext:value-type="string">
            <text:p>Gift Card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2.55" calcext:value-type="float">
            <text:p>2.55</text:p>
          </table:table-cell>
          <table:table-cell office:value-type="float" office:value="2.95" calcext:value-type="float">
            <text:p>2.95</text:p>
          </table:table-cell>
          <table:table-cell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Case 1</text:p>
          </table:table-cell>
          <table:table-cell table:style-name="ce3" office:value-type="currency" office:currency="USD" office:value="-500" calcext:value-type="currency">
            <text:p>-$500.00</text:p>
          </table:table-cell>
          <table:table-cell table:style-name="ce3" office:value-type="currency" office:currency="USD" office:value="-35" calcext:value-type="currency">
            <text:p>-$35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Balance</text:p>
          </table:table-cell>
          <table:table-cell table:number-columns-repeated="3"/>
          <table:table-cell office:value-type="string" calcext:value-type="string">
            <text:p>-infinity <text:s text:c="6"/>0</text:p>
          </table:table-cell>
          <table:table-cell office:value-type="string" calcext:value-type="string">
            <text:p>0.01 <text:s text:c="9"/>2000.00</text:p>
          </table:table-cell>
          <table:table-cell office:value-type="string" calcext:value-type="string">
            <text:p>2000.01 <text:s text:c="5"/>7500.00</text:p>
          </table:table-cell>
          <table:table-cell office:value-type="string" calcext:value-type="string">
            <text:p>7500.01 <text:s text:c="8"/>14999.99</text:p>
          </table:table-cell>
          <table:table-cell office:value-type="string" calcext:value-type="string">
            <text:p>15000.00 <text:s text:c="6"/>25000.00</text:p>
          </table:table-cell>
          <table:table-cell office:value-type="string" calcext:value-type="string">
            <text:p>25000.01 <text:s text:c="7"/>29999.99</text:p>
          </table:table-cell>
          <table:table-cell office:value-type="string" calcext:value-type="string">
            <text:p>30000.00 <text:s text:c="7"/>infinity</text:p>
          </table:table-cell>
        </table:table-row>
        <table:table-row table:style-name="ro1">
          <table:table-cell office:value-type="string" calcext:value-type="string">
            <text:p>Case 2</text:p>
          </table:table-cell>
          <table:table-cell table:style-name="ce3" office:value-type="currency" office:currency="USD" office:value="0" calcext:value-type="currency">
            <text:p>$0.00</text:p>
          </table:table-cell>
          <table:table-cell table:style-name="ce3" office:value-type="currency" office:currency="USD" office:value="-35" calcext:value-type="currency">
            <text:p>-$35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3</text:p>
          </table:table-cell>
          <table:table-cell table:style-name="ce3" office:value-type="currency" office:currency="USD" office:value="0.01" calcext:value-type="currency">
            <text:p>$0.01</text:p>
          </table:table-cell>
          <table:table-cell table:style-name="ce3" table:formula="of:=(2.15/100)*[Sheet1.B5]" office:value-type="currency" office:currency="USD" office:value="0.000215" calcext:value-type="currency">
            <text:p>$0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4</text:p>
          </table:table-cell>
          <table:table-cell table:style-name="ce3" office:value-type="currency" office:currency="USD" office:value="2000" calcext:value-type="currency">
            <text:p>$2,000.00</text:p>
          </table:table-cell>
          <table:table-cell table:style-name="ce3" table:formula="of:=(2.15/100)*[Sheet1.B6]" office:value-type="currency" office:currency="USD" office:value="43" calcext:value-type="currency">
            <text:p>$43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5</text:p>
          </table:table-cell>
          <table:table-cell table:style-name="ce3" office:value-type="currency" office:currency="USD" office:value="2000.01" calcext:value-type="currency">
            <text:p>$2,000.01</text:p>
          </table:table-cell>
          <table:table-cell table:style-name="ce3" table:formula="of:=(2.35/100)*[Sheet1.B7]" office:value-type="currency" office:currency="USD" office:value="47.000235" calcext:value-type="currency">
            <text:p>$47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6</text:p>
          </table:table-cell>
          <table:table-cell table:style-name="ce3" office:value-type="currency" office:currency="USD" office:value="7500" calcext:value-type="currency">
            <text:p>$7,500.00</text:p>
          </table:table-cell>
          <table:table-cell table:style-name="ce3" table:formula="of:=(2.35/100)*[Sheet1.B8]" office:value-type="currency" office:currency="USD" office:value="176.25" calcext:value-type="currency">
            <text:p>$176.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7</text:p>
          </table:table-cell>
          <table:table-cell table:style-name="ce3" office:value-type="currency" office:currency="USD" office:value="7500.01" calcext:value-type="currency">
            <text:p>$7,500.01</text:p>
          </table:table-cell>
          <table:table-cell table:style-name="ce3" table:formula="of:=(2.55/100)*[Sheet1.B9]" office:value-type="currency" office:currency="USD" office:value="191.250255" calcext:value-type="currency">
            <text:p>$191.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8</text:p>
          </table:table-cell>
          <table:table-cell table:style-name="ce3" office:value-type="currency" office:currency="USD" office:value="14999.99" calcext:value-type="currency">
            <text:p>$14,999.99</text:p>
          </table:table-cell>
          <table:table-cell table:style-name="ce3" table:formula="of:=(2.55/100)*[Sheet1.B10]" office:value-type="currency" office:currency="USD" office:value="382.499745" calcext:value-type="currency">
            <text:p>$382.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9</text:p>
          </table:table-cell>
          <table:table-cell table:style-name="ce3" office:value-type="currency" office:currency="USD" office:value="15000" calcext:value-type="currency">
            <text:p>$15,000.00</text:p>
          </table:table-cell>
          <table:table-cell table:style-name="ce3" table:formula="of:=(2.95/100)*[Sheet1.B11]" office:value-type="currency" office:currency="USD" office:value="442.5" calcext:value-type="currency">
            <text:p>$442.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10</text:p>
          </table:table-cell>
          <table:table-cell table:style-name="ce3" office:value-type="currency" office:currency="USD" office:value="25000" calcext:value-type="currency">
            <text:p>$25,000.00</text:p>
          </table:table-cell>
          <table:table-cell table:style-name="ce3" table:formula="of:=(2.95/100)*[Sheet1.B12]" office:value-type="currency" office:currency="USD" office:value="737.5" calcext:value-type="currency">
            <text:p>$737.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11</text:p>
          </table:table-cell>
          <table:table-cell table:style-name="ce3" office:value-type="currency" office:currency="USD" office:value="25000.01" calcext:value-type="currency">
            <text:p>$25,000.01</text:p>
          </table:table-cell>
          <table:table-cell table:style-name="ce3" table:formula="of:=(3.15/100)*[Sheet1.B13]" office:value-type="currency" office:currency="USD" office:value="787.500315" calcext:value-type="currency">
            <text:p>$787.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12</text:p>
          </table:table-cell>
          <table:table-cell table:style-name="ce3" office:value-type="currency" office:currency="USD" office:value="29999.99" calcext:value-type="currency">
            <text:p>$29,999.99</text:p>
          </table:table-cell>
          <table:table-cell table:style-name="ce3" table:formula="of:=(3.15/100)*[Sheet1.B14]" office:value-type="currency" office:currency="USD" office:value="944.999685" calcext:value-type="currency">
            <text:p>$945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 Bal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13</text:p>
          </table:table-cell>
          <table:table-cell table:style-name="ce3" office:value-type="currency" office:currency="USD" office:value="30000" calcext:value-type="currency">
            <text:p>$30,000.00</text:p>
          </table:table-cell>
          <table:table-cell table:style-name="ce3" table:formula="of:=(3.25/100)*[Sheet1.B15]" office:value-type="currency" office:currency="USD" office:value="975" calcext:value-type="currency">
            <text:p>$975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nored Custom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e 14</text:p>
          </table:table-cell>
          <table:table-cell table:style-name="ce3" office:value-type="currency" office:currency="USD" office:value="50000" calcext:value-type="currency">
            <text:p>$50,000.00</text:p>
          </table:table-cell>
          <table:table-cell table:style-name="ce3" table:formula="of:=(3.25/100)*[Sheet1.B16]" office:value-type="currency" office:currency="USD" office:value="1625" calcext:value-type="currency">
            <text:p>$1,625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nored Customer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Default"/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Input</text:p>
          </table:table-cell>
          <table:covered-table-cell table:style-name="ce2"/>
          <table:table-cell table:style-name="ce2" office:value-type="string" calcext:value-type="string">
            <text:p>Expected Output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ype Day</text:p>
          </table:table-cell>
          <table:table-cell table:style-name="ce1" office:value-type="string" calcext:value-type="string">
            <text:p>Passengers/Hr</text:p>
          </table:table-cell>
          <table:table-cell table:style-name="ce1"/>
        </table:table-row>
        <table:table-row table:style-name="ro1">
          <table:table-cell office:value-type="string" calcext:value-type="string">
            <text:p>Case 1</text:p>
          </table:table-cell>
          <table:table-cell office:value-type="time" office:time-value="PT05H00M00S" calcext:value-type="time">
            <text:p>05:00:00 AM</text:p>
          </table:table-cell>
          <table:table-cell office:value-type="string" calcext:value-type="string">
            <text:p>Weekday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Case 2</text:p>
          </table:table-cell>
          <table:table-cell office:value-type="time" office:time-value="PT08H59M59S" calcext:value-type="time">
            <text:p>08:59:59 AM</text:p>
          </table:table-cell>
          <table:table-cell office:value-type="string" calcext:value-type="string">
            <text:p>Weekday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Case 3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Weekday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Case 4</text:p>
          </table:table-cell>
          <table:table-cell office:value-type="time" office:time-value="PT14H59M59S" calcext:value-type="time">
            <text:p>02:59:59 PM</text:p>
          </table:table-cell>
          <table:table-cell office:value-type="string" calcext:value-type="string">
            <text:p>Weekday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Case 5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Weekday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Case 6</text:p>
          </table:table-cell>
          <table:table-cell office:value-type="time" office:time-value="PT17H59M59S" calcext:value-type="time">
            <text:p>05:59:59 PM</text:p>
          </table:table-cell>
          <table:table-cell office:value-type="string" calcext:value-type="string">
            <text:p>Weekday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Case 7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Weekday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Case 8</text:p>
          </table:table-cell>
          <table:table-cell office:value-type="time" office:time-value="PT04H59M59S" calcext:value-type="time">
            <text:p>04:59:59 AM</text:p>
          </table:table-cell>
          <table:table-cell office:value-type="string" calcext:value-type="string">
            <text:p>Weekday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Case 9</text:p>
          </table:table-cell>
          <table:table-cell office:value-type="time" office:time-value="PT05H00M00S" calcext:value-type="time">
            <text:p>05:00:00 AM</text:p>
          </table:table-cell>
          <table:table-cell office:value-type="string" calcext:value-type="string">
            <text:p>Weekend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Case 10</text:p>
          </table:table-cell>
          <table:table-cell office:value-type="time" office:time-value="PT08H59M59S" calcext:value-type="time">
            <text:p>08:59:59 AM</text:p>
          </table:table-cell>
          <table:table-cell office:value-type="string" calcext:value-type="string">
            <text:p>Weekend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Case 11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Weekend</text:p>
          </table:table-cell>
          <table:table-cell office:value-type="float" office:value="170.8" calcext:value-type="float">
            <text:p>170.8</text:p>
          </table:table-cell>
          <table:table-cell/>
        </table:table-row>
        <table:table-row table:style-name="ro1">
          <table:table-cell office:value-type="string" calcext:value-type="string">
            <text:p>Case 12</text:p>
          </table:table-cell>
          <table:table-cell office:value-type="time" office:time-value="PT14H59M59S" calcext:value-type="time">
            <text:p>02:59:59 PM</text:p>
          </table:table-cell>
          <table:table-cell office:value-type="string" calcext:value-type="string">
            <text:p>Weekend</text:p>
          </table:table-cell>
          <table:table-cell office:value-type="float" office:value="170.8" calcext:value-type="float">
            <text:p>170.8</text:p>
          </table:table-cell>
          <table:table-cell/>
        </table:table-row>
        <table:table-row table:style-name="ro1">
          <table:table-cell office:value-type="string" calcext:value-type="string">
            <text:p>Case 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Weekend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Case 14</text:p>
          </table:table-cell>
          <table:table-cell office:value-type="time" office:time-value="PT17H59M59S" calcext:value-type="time">
            <text:p>05:59:59 PM</text:p>
          </table:table-cell>
          <table:table-cell office:value-type="string" calcext:value-type="string">
            <text:p>Weekend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Case 15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Weekend</text:p>
          </table:table-cell>
          <table:table-cell office:value-type="float" office:value="170.8" calcext:value-type="float">
            <text:p>170.8</text:p>
          </table:table-cell>
          <table:table-cell/>
        </table:table-row>
        <table:table-row table:style-name="ro1">
          <table:table-cell office:value-type="string" calcext:value-type="string">
            <text:p>Case 16</text:p>
          </table:table-cell>
          <table:table-cell office:value-type="time" office:time-value="PT04H59M59S" calcext:value-type="time">
            <text:p>04:59:59 AM</text:p>
          </table:table-cell>
          <table:table-cell office:value-type="string" calcext:value-type="string">
            <text:p>Weekend</text:p>
          </table:table-cell>
          <table:table-cell office:value-type="float" office:value="170.8" calcext:value-type="float">
            <text:p>170.8</text:p>
          </table:table-cell>
          <table:table-cell/>
        </table:table-row>
        <table:table-row table:style-name="ro1">
          <table:table-cell office:value-type="string" calcext:value-type="string">
            <text:p>Case 17</text:p>
          </table:table-cell>
          <table:table-cell office:value-type="time" office:time-value="PT05H00M00S" calcext:value-type="time">
            <text:p>05:00:00 AM</text:p>
          </table:table-cell>
          <table:table-cell office:value-type="string" calcext:value-type="string">
            <text:p>Holiday</text:p>
          </table:table-cell>
          <table:table-cell office:value-type="float" office:value="4194" calcext:value-type="float">
            <text:p>4194</text:p>
          </table:table-cell>
          <table:table-cell/>
        </table:table-row>
        <table:table-row table:style-name="ro1">
          <table:table-cell office:value-type="string" calcext:value-type="string">
            <text:p>Case 18</text:p>
          </table:table-cell>
          <table:table-cell office:value-type="time" office:time-value="PT08H59M59S" calcext:value-type="time">
            <text:p>08:59:59 AM</text:p>
          </table:table-cell>
          <table:table-cell office:value-type="string" calcext:value-type="string">
            <text:p>Holiday</text:p>
          </table:table-cell>
          <table:table-cell office:value-type="float" office:value="4194" calcext:value-type="float">
            <text:p>4194</text:p>
          </table:table-cell>
          <table:table-cell/>
        </table:table-row>
        <table:table-row table:style-name="ro1">
          <table:table-cell office:value-type="string" calcext:value-type="string">
            <text:p>Case 19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Holiday</text:p>
          </table:table-cell>
          <table:table-cell office:value-type="float" office:value="768.6" calcext:value-type="float">
            <text:p>768.6</text:p>
          </table:table-cell>
          <table:table-cell/>
        </table:table-row>
        <table:table-row table:style-name="ro1">
          <table:table-cell office:value-type="string" calcext:value-type="string">
            <text:p>Case 20</text:p>
          </table:table-cell>
          <table:table-cell office:value-type="time" office:time-value="PT14H59M59S" calcext:value-type="time">
            <text:p>02:59:59 PM</text:p>
          </table:table-cell>
          <table:table-cell office:value-type="string" calcext:value-type="string">
            <text:p>Holiday</text:p>
          </table:table-cell>
          <table:table-cell office:value-type="float" office:value="768.6" calcext:value-type="float">
            <text:p>768.6</text:p>
          </table:table-cell>
          <table:table-cell/>
        </table:table-row>
        <table:table-row table:style-name="ro1">
          <table:table-cell office:value-type="string" calcext:value-type="string">
            <text:p>Case 21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Holiday</text:p>
          </table:table-cell>
          <table:table-cell office:value-type="float" office:value="4194" calcext:value-type="float">
            <text:p>4194</text:p>
          </table:table-cell>
          <table:table-cell/>
        </table:table-row>
        <table:table-row table:style-name="ro1">
          <table:table-cell office:value-type="string" calcext:value-type="string">
            <text:p>Case 22</text:p>
          </table:table-cell>
          <table:table-cell office:value-type="time" office:time-value="PT17H59M59S" calcext:value-type="time">
            <text:p>05:59:59 PM</text:p>
          </table:table-cell>
          <table:table-cell office:value-type="string" calcext:value-type="string">
            <text:p>Holiday</text:p>
          </table:table-cell>
          <table:table-cell office:value-type="float" office:value="4194" calcext:value-type="float">
            <text:p>4194</text:p>
          </table:table-cell>
          <table:table-cell/>
        </table:table-row>
        <table:table-row table:style-name="ro1">
          <table:table-cell office:value-type="string" calcext:value-type="string">
            <text:p>Case 23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Holiday</text:p>
          </table:table-cell>
          <table:table-cell office:value-type="float" office:value="768.6" calcext:value-type="float">
            <text:p>768.6</text:p>
          </table:table-cell>
          <table:table-cell/>
        </table:table-row>
        <table:table-row table:style-name="ro1">
          <table:table-cell office:value-type="string" calcext:value-type="string">
            <text:p>Case 24</text:p>
          </table:table-cell>
          <table:table-cell office:value-type="time" office:time-value="PT04H59M59S" calcext:value-type="time">
            <text:p>04:59:59 AM</text:p>
          </table:table-cell>
          <table:table-cell office:value-type="string" calcext:value-type="string">
            <text:p>Holiday</text:p>
          </table:table-cell>
          <table:table-cell office:value-type="float" office:value="768.6" calcext:value-type="float">
            <text:p>768.6</text:p>
          </table:table-cell>
          <table:table-cell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uzzer</text:p>
          </table:table-cell>
        </table:table-row>
        <table:table-row table:style-name="ro1">
          <table:table-cell office:value-type="string" calcext:value-type="string">
            <text:p>Case 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ase 2</text:p>
          </table:table-cell>
          <table:table-cell office:value-type="float" office:value="100.1" calcext:value-type="float">
            <text:p>100.1</text:p>
          </table:table-cell>
          <table:table-cell table:number-columns-repeated="3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ase 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ase 4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ase 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ase 6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8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1:32:25.325396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00:29:38.814903214</meta:creation-date>
    <dc:date>2017-01-22T18:32:11.738625336</dc:date>
    <meta:editing-duration>PT1H33M8S</meta:editing-duration>
    <meta:editing-cycles>3</meta:editing-cycles>
    <meta:generator>LibreOffice/5.2.2.2$Linux_x86 LibreOffice_project/20m0$Build-2</meta:generator>
    <meta:document-statistic meta:table-count="3" meta:cell-count="246" meta:object-count="0"/>
  </office:meta>
</office:document-meta>
</file>